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74cm" fo:text-align="justify" fo:text-indent="0cm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Masscollabs Services &amp; Pluscloud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tarted running our <text:a xlink:href="https://source.masscollabs.xyz/" xlink:type="simple">Forgejo Server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item>
                <text:p text:style-name="P5">By Mert Gör</text:p>
              </text:list-item>
              <text:list-item>
                <text:p text:style-name="P5">CC BY-SA 4.0 or later</text:p>
              </text:list-item>
              <text:list-item>
                <text:p text:style-name="P5"><text:a xlink:href="mailto:mertgor@qbnetworks.xyz" xlink:type="simple">mertgor@qbnetworks.xyz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line-break/>Questions &amp; Answers</text:p>
          </draw:text-box>
        </draw:frame>
        <draw:frame presentation:style-name="pr4" draw:text-style-name="P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7">Telegram Group : <text:a xlink:href="https://t.me/masscollabs" xlink:type="simple">https://t.me/masscollabs</text:a></text:p>
              </text:list-item>
              <text:list-item>
                <text:p text:style-name="P7">libera.chat IRC Channel : #masscollab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5:25:05.005647843</meta:creation-date>
    <meta:editing-duration>PT4M11S</meta:editing-duration>
    <meta:editing-cycles>2</meta:editing-cycles>
    <meta:generator>LibreOffice/7.4.7.2$Linux_X86_64 LibreOffice_project/40$Build-2</meta:generator>
    <dc:title>DNA</dc:title>
    <dc:date>2025-04-29T05:29:15.511492507</dc:date>
    <meta:document-statistic meta:object-count="118"/>
  </office:meta>
</office:document-meta>
</file>